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5f01" officeooo:paragraph-rsid="00125f0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 : c ‘est l’ordonnancement</text:p>
      <text:p text:style-name="P1"/>
      <text:p text:style-name="P1">2 : prêt, élu, bloqué, terminé</text:p>
      <text:p text:style-name="P1"/>
      <text:p text:style-name="P1">3 : File</text:p>
      <text:p text:style-name="P1"/>
      <text:p text:style-name="P1">4 : </text:p>
      <text:p text:style-name="P1"/>
      <text:p text:style-name="P1">class Processus:</text:p>
      <text:p text:style-name="P1"><text:tab/>def __init__(self, PID, priorite, temps_CPU):</text:p>
      <text:p text:style-name="P1"><text:tab/><text:tab/>self.priorite = priorite</text:p>
      <text:p text:style-name="P1"><text:tab/><text:tab/>self.PID = PID</text:p>
      <text:p text:style-name="P1"><text:tab/><text:tab/>self.temps_utilisation = 0</text:p>
      <text:p text:style-name="P1"><text:tab/><text:tab/>self.temps_CPU = temps_CPU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3T11:46:09.431793951</meta:creation-date>
    <dc:date>2026-01-23T12:04:16.925914316</dc:date>
    <meta:editing-duration>PT6M15S</meta:editing-duration>
    <meta:editing-cycles>1</meta:editing-cycles>
    <meta:document-statistic meta:table-count="0" meta:image-count="0" meta:object-count="0" meta:page-count="1" meta:paragraph-count="10" meta:word-count="35" meta:character-count="229" meta:non-whitespace-character-count="194"/>
    <meta:generator>LibreOffice/24.2.7.2$Linux_X86_64 LibreOffice_project/420$Build-2</meta:generator>
  </office:meta>
</office:document-meta>
</file>